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Wed May 08 05:50:25 2019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Wed May 08 05:50:25 2019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g10">
          <draw:g id="g1529">
            <draw:path id="text1298" draw:style-name="style0" draw:layer="layout" svg:x="0.172cm" svg:y="0.099cm" svg:width="9.104cm" svg:height="9.251cm" svg:viewBox="0.0 0.0 9104.357 9251.485" svg:d="M 5614.395 198.516 L 5613.457 1184.649 L 7957.734 1186.875 C 8228.582 1187.134 8425.308 1244.382 8548.008 1358.613 C 8670.710 1471.142 8731.987 1650.072 8731.758 1895.332 C 8731.526 2143.999 8667.410 2323.575 8539.453 2434.160 C 8411.496 2544.745 8217.141 2599.937 7956.387 2599.688 L 5612.109 2597.461 L 5611.230 3583.594 L 8010.996 3585.879 C 8473.624 3586.322 8828.727 3444.451 9076.289 3160.254 C 9323.852 2874.354 9447.898 2452.921 9448.418 1895.977 C 9448.938 1339.032 9325.662 917.370 9078.633 630.996 C 8831.604 344.623 8475.951 201.245 8011.641 200.801 L 5614.395 198.516 ZM 1432.852 210.469 C 1346.521 210.469 1276.523 261.296 1276.523 324.024 L 1120.840 1327.031 L 3985.957 1327.031 L 3830.274 324.024 C 3830.274 261.296 3760.276 210.469 3673.945 210.469 L 1432.852 210.469 ZM 1080.117 1432.559 C 673.616 1432.559 344.063 1746.661 344.063 2134.102 L 344.063 5563.711 C 344.063 5951.152 673.616 6265.254 1080.117 6265.254 L 4056.445 6265.254 C 4462.985 6265.254 4792.559 5951.152 4792.559 5563.711 L 4792.559 2134.102 C 4792.559 1746.661 4462.985 1432.559 4056.445 1432.559 L 1080.117 1432.559 ZM 1080.117 1569.609 L 4056.445 1569.609 C 4391.731 1569.609 4664.473 1829.568 4664.473 2149.102 L 4664.473 5578.711 C 4664.473 5898.207 4391.731 6158.145 4056.445 6158.145 L 1080.117 6158.145 C 744.872 6158.145 472.090 5898.207 472.090 5578.711 L 472.090 2149.102 C 472.090 1829.568 744.872 1569.609 1080.117 1569.609 ZM 1080.117 1673.555 C 805.017 1673.555 581.191 1886.926 581.191 2149.102 L 581.191 5578.711 C 581.191 5840.925 805.017 6054.258 1080.117 6054.258 L 4056.445 6054.258 C 4331.625 6054.258 4555.370 5840.925 4555.371 5578.711 L 4555.371 2149.102 C 4555.371 1886.926 4331.625 1673.555 4056.445 1673.555 L 1080.117 1673.555 ZM 2568.281 2121.738 C 3569.218 2121.738 4380.645 2894.993 4380.645 3848.906 C 4380.645 4802.820 3569.218 5576.133 2568.281 5576.133 C 1567.344 5576.133 755.918 4802.820 755.918 3848.906 C 755.918 2894.994 1567.344 2121.738 2568.281 2121.738 ZM 2568.281 2234.707 C 1634.314 2234.707 874.512 2958.817 874.512 3848.906 C 874.512 4738.996 1634.314 5463.105 2568.281 5463.105 C 3502.249 5463.105 4262.109 4738.995 4262.109 3848.906 C 4262.109 2958.817 3502.249 2234.707 2568.281 2234.707 ZM 2568.281 2325.117 C 3449.918 2325.117 4167.188 3008.689 4167.188 3848.906 C 4167.188 4689.124 3449.918 5372.695 2568.281 5372.695 C 1686.644 5372.695 969.375 4689.123 969.375 3848.906 C 969.375 3008.689 1686.644 2325.117 2568.281 2325.117 ZM 2547.598 2565.762 C 2514.510 2565.762 2487.656 2591.319 2487.656 2622.891 L 2487.656 3832.149 L 2487.656 3867.598 L 2487.656 3870.234 C 2487.656 3901.805 2514.528 3927.422 2547.656 3927.422 L 3513.867 3927.422 C 3546.995 3927.422 3573.867 3901.805 3573.867 3870.234 L 3573.867 3832.149 C 3573.867 3800.615 3546.995 3775.020 3513.867 3775.020 L 2647.617 3775.020 L 2647.617 2622.891 C 2647.617 2591.319 2620.745 2565.762 2587.617 2565.762 L 2547.598 2565.762 ZM 4919.531 2585.391 L 4919.531 3252.715 L 5139.199 3252.715 C 5230.172 3252.715 5303.965 3182.420 5303.965 3095.684 L 5303.965 2742.422 C 5303.965 2655.686 5230.172 2585.391 5139.199 2585.391 L 4919.531 2585.391 ZM 7816.113 4224.375 L 7815.586 4743.047 L 5610.117 4740.938 L 5609.180 5739.844 L 7787.754 7522.617 L 8499.375 7523.320 L 8501.074 5681.309 L 9376.699 5682.129 L 9377.578 4744.512 L 8501.953 4743.691 L 8502.480 4225.078 L 7816.113 4224.375 ZM 6457.149 5679.316 L 7814.707 5680.605 L 7813.711 6786.855 L 6457.149 5679.316 ZM 1120.840 6386.543 L 1276.523 7389.551 C 1276.523 7452.278 1346.481 7503.105 1432.852 7503.105 L 3673.945 7503.105 C 3760.276 7503.105 3830.274 7452.278 3830.274 7389.551 L 3985.957 6386.543 L 1120.840 6386.543 ZM 7033.476 7757.988 C 6909.518 7757.988 6795.059 7777.676 6690.059 7817.051 C 6585.788 7856.426 6498.288 7912.207 6427.559 7984.395 C 6353.913 8059.499 6297.747 8149.570 6259.101 8254.570 C 6220.456 8359.570 6201.152 8476.602 6201.152 8605.664 C 6201.152 8744.206 6221.224 8866.322 6261.328 8972.051 C 6302.161 9077.780 6359.362 9165.990 6433.008 9236.719 C 6506.654 9307.448 6594.538 9360.716 6696.621 9396.445 C 6799.434 9432.175 6911.380 9450.000 7032.422 9450.000 C 7114.089 9450.000 7178.236 9446.009 7224.902 9437.989 C 7271.569 9429.967 7321.497 9418.321 7374.726 9403.008 C 7415.560 9391.341 7454.609 9377.448 7491.797 9361.406 C 7528.984 9345.365 7567.975 9328.249 7608.809 9310.020 L 7608.809 8920.664 L 7565.039 8920.664 C 7545.351 8938.164 7520.195 8958.946 7489.570 8983.008 C 7458.945 9007.070 7425.807 9029.655 7390.078 9050.801 C 7347.786 9077.051 7301.465 9097.832 7251.152 9113.145 C 7201.569 9128.457 7151.256 9136.114 7100.215 9136.114 C 7046.986 9136.114 6993.008 9127.747 6938.320 9110.977 C 6883.633 9093.477 6834.089 9064.655 6789.609 9024.551 C 6745.859 8985.176 6709.382 8931.198 6680.215 8862.656 C 6651.777 8794.115 6637.559 8708.802 6637.559 8606.719 C 6637.559 8509.011 6650.684 8425.885 6676.934 8357.344 C 6703.913 8288.802 6738.913 8233.789 6781.934 8192.227 C 6827.142 8149.206 6876.361 8118.581 6929.590 8100.352 C 6982.819 8081.393 7038.984 8071.875 7098.047 8071.875 C 7151.276 8071.875 7201.204 8079.915 7247.871 8095.957 C 7294.538 8111.999 7337.904 8131.686 7378.008 8155.020 C 7417.383 8178.353 7452.383 8202.031 7483.008 8226.094 C 7514.362 8250.156 7540.287 8270.938 7560.703 8288.438 L 7608.809 8288.438 L 7608.809 7893.633 C 7578.913 7879.050 7543.913 7863.353 7503.809 7846.582 C 7464.434 7829.082 7420.299 7813.386 7371.445 7799.531 C 7324.779 7787.136 7273.757 7777.292 7218.340 7770.000 C 7163.652 7761.979 7102.018 7757.988 7033.476 7757.988 ZM 363.809 7789.688 L 802.383 9418.301 L 1267.266 9418.301 L 1551.621 8357.344 L 1843.652 9418.301 L 2308.477 9418.301 L 2747.109 7789.688 L 2319.434 7789.688 L 2056.934 8910.820 L 1771.465 7789.688 L 1352.578 7789.688 L 1052.871 8910.820 L 802.383 7789.688 L 363.809 7789.688 ZM 3448.184 7789.688 L 2846.602 9418.301 L 3269.883 9418.301 L 3382.559 9089.063 L 3986.309 9089.063 L 4098.984 9418.301 L 4533.164 9418.301 L 3931.641 7789.688 L 3448.184 7789.688 ZM 4606.465 7789.688 L 4606.465 8104.688 L 5115.059 8104.688 L 5115.059 9418.301 L 5535.059 9418.301 L 5535.059 8104.688 L 6043.652 8104.688 L 6043.652 7789.688 L 4606.465 7789.688 ZM 7919.414 7789.688 L 7919.414 9418.301 L 8339.414 9418.301 L 8339.414 8700.820 L 8959.570 8700.820 L 8959.570 9418.301 L 9379.570 9418.301 L 9379.570 7789.688 L 8959.570 7789.688 L 8959.570 8385.820 L 8339.414 8385.820 L 8339.414 7789.688 L 7919.414 7789.688 ZM 3684.434 8206.406 L 3884.590 8790.469 L 3484.277 8790.469 L 3684.434 8206.406 Z">
              <!-- 194 nodes -->
            </draw:path>
          </draw:g>
          <!-- id="g1529" -->
        </draw:g>
        <!-- id="g10" -->
      </draw:page>
    </office:drawing>
    <!-- ######### CONVERSION FROM SVG ENDS ######## -->
  </office:body>
</office:document-content>
</file>

<file path=styles.xml><?xml version="1.0" encoding="utf-8"?>
<!--
*************************************************************************
  file:  styles.xml
  Generated by Inkscape: Wed May 08 05:50:25 2019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ff8000" draw:stroke="none"/>
    </style:style>
  </office:styles>
  <office:automatic-styles>
    <!-- ####### 'Standard' styles ####### -->
    <style:style style:name="dp1" style:family="drawing-page"/>
    <style:style style:name="standard" style:family="graphic">
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/file>

<file path=meta.xml><?xml version="1.0" encoding="utf-8"?>
<!--
*************************************************************************
  file:  meta.xml
  Generated by Inkscape: Wed May 08 05:50:25 2019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92.3 (2405546, 2018-03-11)</meta:generator>
    <meta:initial-creator>Inkscape.org - 0.92.3 (2405546, 2018-03-11)</meta:initial-creator>
    <meta:creation-date>2019-05-08 05:50:25</meta:creation-date>
    <dc:date>2019-05-08 05:50:25</dc:date>
    <dc:format>image/svg+xml</dc:format>
  </office:meta>
</office:document-meta>
</file>